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Color Emoji" svg:font-family="'Noto Color Emoji'" style:font-pitch="fixed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 style:font-adornments="Bold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stroke="none" draw:stroke-dash="Dot_20__28_Rounded_29_" svg:stroke-width="0.106cm" svg:stroke-color="#bf0041" draw:marker-start-width="0.359cm" draw:marker-end-width="0.359cm" svg:stroke-linecap="round" draw:fill="none" draw:fill-color="#ffffff" draw:textarea-vertical-align="middle" draw:auto-grow-height="true" draw:auto-grow-width="false" fo:min-height="0.848cm" fo:padding-top="0.178cm" fo:padding-bottom="0.178cm" fo:padding-left="0.303cm" fo:padding-right="0.30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9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2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37cm" loext:decorative="false"/>
      <style:paragraph-properties style:writing-mode="lr-tb"/>
    </style:style>
    <style:style style:name="P1" style:family="paragraph">
      <style:paragraph-properties fo:text-align="center"/>
      <style:text-properties style:font-name="DejaVu Math TeX Gyre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DejaVu Math TeX Gyre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font-size="10.5pt" fo:font-weight="bold"/>
    </style:style>
    <style:style style:name="P4" style:family="paragraph">
      <loext:graphic-properties draw:fill="none" draw:fill-color="#ffffff"/>
      <style:paragraph-properties fo:text-align="center"/>
      <style:text-properties fo:font-size="10.5pt" fo:font-weight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style:font-name="DejaVu Math TeX Gyr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846cm" svg:height="1.204cm" svg:x="4.764cm" svg:y="0.175cm">
          <draw:text-box>
            <text:p text:style-name="P1">Buffio Archetecture : async I/O for c++ </text:p>
          </draw:text-box>
        </draw:frame>
        <draw:frame draw:style-name="gr2" draw:text-style-name="P4" draw:layer="layout" svg:width="3.642cm" svg:height="0.848cm" svg:x="12.544cm" svg:y="1.171cm">
          <draw:text-box>
            <text:p text:style-name="P3"><text:s/>- Harsh Sharma</text:p>
          </draw:text-box>
        </draw:frame>
        <draw:frame draw:style-name="gr3" draw:text-style-name="P6" draw:layer="layout" svg:width="20.549cm" svg:height="1.372cm" svg:x="0.524cm" svg:y="6.833cm">
          <draw:text-box>
            <text:p text:style-name="P5"><text:s/>Buffio is designed for high performance async I/O operation, under the <text:s/>hood it uses non- <text:s text:c="4"/>blocking I/O and coroutines in c++.</text:p>
          </draw:text-box>
        </draw:frame>
        <draw:frame draw:style-name="gr4" draw:text-style-name="P7" draw:layer="layout" svg:width="4.814cm" svg:height="0.987cm" svg:x="0cm" svg:y="5.911cm">
          <draw:text-box>
            <text:p><text:span text:style-name="T1">Overview</text:span> :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Color Emoji" svg:font-family="'Noto Color Emoji'" style:font-pitch="fixed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 style:font-adornments="Bold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71" draw:display-name="Gradient 271" draw:style="ellipsoid" draw:cx="50%" draw:cy="50%" draw:start-color="#800080" draw:end-color="#ff8000" draw:start-intensity="100%" draw:end-intensity="100%" draw:angle="300deg" draw:border="0%">
      <loext:gradient-stop svg:offset="0" loext:color-type="rgb" loext:color-value="#800080"/>
      <loext:gradient-stop svg:offset="1" loext:color-type="rgb" loext:color-value="#ff8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1cm" fo:margin-bottom="0cm" fo:margin-left="0.107cm" fo:margin-right="0.02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3:31:27.500320755</meta:creation-date>
    <dc:date>2025-10-16T13:51:22.690830096</dc:date>
    <meta:editing-duration>PT7M57S</meta:editing-duration>
    <meta:editing-cycles>1</meta:editing-cycles>
    <meta:generator>LibreOffice/25.8.2.1$Linux_X86_64 LibreOffice_project/580$Build-1</meta:generator>
    <meta:document-statistic meta:object-count="4"/>
  </office:meta>
</office:document-meta>
</file>